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ifyConfigs.run( IAction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ifyConfigs.selectionChanged( IAction action , ISelection sel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difyConfigs.setActivePart( IAction action , IWorkbenchPart target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ifyConfigs.ModifyConfi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